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How can private industries influence education around the world?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- Looking for patterns in public vs. Private investments</text:p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svg:stroke-color="#000000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#000000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6T00:40:28.416000000</meta:creation-date>
    <meta:editing-duration>PT8M41S</meta:editing-duration>
    <meta:editing-cycles>2</meta:editing-cycles>
    <meta:generator>LibreOffice/7.0.3.1$Windows_X86_64 LibreOffice_project/d7547858d014d4cf69878db179d326fc3483e082</meta:generator>
    <dc:title>Blueprint Plans</dc:title>
    <dc:date>2021-05-06T00:49:08.697000000</dc:date>
    <meta:document-statistic meta:object-count="66"/>
  </office:meta>
</office:document-meta>
</file>